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cm" fo:margin-bottom="0cm" fo:line-height="200%"/>
    </style:style>
    <style:style style:name="P4" style:family="paragraph">
      <loext:graphic-properties draw:fill="none" draw:fill-color="#ffffff"/>
      <style:paragraph-properties fo:margin-top="0cm" fo:margin-bottom="0cm" fo:line-height="2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5cm" svg:height="4.925cm" svg:x="10.25cm" svg:y="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6.5cm" svg:height="1.25cm" svg:x="1.25cm" svg:y="1.25cm">
          <draw:text-box>
            <text:p>Kate Winslet (*1975)</text:p>
          </draw:text-box>
        </draw:frame>
        <draw:frame draw:style-name="gr3" draw:text-style-name="P2" draw:layer="layout" svg:width="9.25cm" svg:height="1cm" svg:x="10cm" svg:y="1.25cm">
          <draw:text-box>
            <text:p>Filme pro Dekade</text:p>
          </draw:text-box>
        </draw:frame>
        <draw:frame draw:style-name="gr4" draw:text-style-name="P4" draw:layer="layout" svg:width="8.5cm" svg:height="11.75cm" svg:x="1.25cm" svg:y="3cm">
          <draw:text-box>
            <text:p text:style-name="P3">Kate Winslets bekanntester Film ist vermutlich Titanic. Den hab ich auch gesehen, ich habe aber einige ihrer anderen Filme wie Vergiss mein nicht! oder Wenn Träume fliegen lernen gesehen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5-12-05T08:20:45.545183541</dc:date>
    <meta:editing-duration>PT11M49S</meta:editing-duration>
    <meta:editing-cycles>4</meta:editing-cycles>
    <meta:generator>LibreOffice/25.8.1.1$Linux_X86_64 LibreOffice_project/580$Build-1</meta:generator>
    <meta:document-statistic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751cm" svg:height="4.926cm" xlink:href="." xlink:type="simple" chart:class="chart:bar" chart:style-name="ch1">
        <chart:legend chart:legend-position="end" svg:x="6.677cm" svg:y="2.164cm" style:legend-expansion="high" chart:style-name="ch2"/>
        <chart:plot-area chart:style-name="ch3" svg:x="0.175cm" svg:y="0.098cm" svg:width="6.327cm" svg:height="4.73cm">
          <chart:coordinate-region svg:x="0.809cm" svg:y="0.297cm" svg:width="5.693cm" svg:height="2.83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2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0-20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